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pletFactory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pletFactory.newInstance( CopletData coplet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efaultCoplet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pletFactory.prepare( CopletData coplet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CopletFactory.prepare( CopletInstanceData copletInstance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CopletFactory.configure( Configuration configur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aultCopletFactory.remove( CopletInstanceData copletInstance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